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3d5af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12.65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afafa" loext:opacity="100%"/>
    </style:style>
    <style:style style:name="P3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3" draw:layer="layout" svg:width="14.25cm" svg:height="12.9cm" svg:x="5.375cm" svg:y="1.041cm">
          <draw:text-box>
            <text:p text:style-name="P2"><text:span text:style-name="T1"><text:tab/></text:span><text:span text:style-name="T1"><text:tab/></text:span></text:p>
            <text:p text:style-name="P2"><text:span text:style-name="T1"><text:tab/></text:span><text:span text:style-name="T1"><text:tab/></text:span><text:span text:style-name="T1">LIN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7T22:41:01.359334527</dc:date>
    <meta:editing-duration>PT34M13S</meta:editing-duration>
    <meta:editing-cycles>8</meta:editing-cycles>
    <meta:generator>LibreOffice/7.0.6.2$Linux_X86_64 LibreOffice_project/00$Build-2</meta:generator>
    <meta:document-statistic meta:object-count="2"/>
  </office:meta>
</office:document-meta>
</file>